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officeooo:rsid="00194a95" officeooo:paragraph-rsid="00194a95" style:font-size-asian="9.60000038146973pt" style:font-size-complex="11pt"/>
    </style:style>
    <style:style style:name="P2" style:family="paragraph" style:parent-style-name="Standard">
      <style:text-properties officeooo:rsid="001b2372" officeooo:paragraph-rsid="001b23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 ++++++++++++++++++++++++++++++++++++++++++++++++++++++++++++++++++++++++</text:p>
      <text:p text:style-name="P2">Mihael Scofield de Azevedo</text:p>
      <text:p text:style-name="P2">Thauan de Souza Tavares da Silva</text:p>
      <text:p text:style-name="P2">-- ++++++++++++++++++++++++++++++++++++++++++++++++++++++++++++++++++++++++</text:p>
      <text:p text:style-name="P2"/>
      <text:p text:style-name="P2">use work.p_wires.all;</text:p>
      <text:p text:style-name="P2"/>
      <text:p text:style-name="P2">entity mem_prog is</text:p>
      <text:p text:style-name="P2"><text:s text:c="2"/>port (ender : in <text:s/>reg7;</text:p>
      <text:p text:style-name="P2"><text:s text:c="8"/>instr : out reg32);</text:p>
      <text:p text:style-name="P2"/>
      <text:p text:style-name="P2"><text:s text:c="2"/>type t_prog_mem is array (0 to 127) of reg32;</text:p>
      <text:p text:style-name="P2"/>
      <text:p text:style-name="P2"><text:s text:c="2"/>-- memoria de programa contem somente 64 palavras</text:p>
      <text:p text:style-name="P2"><text:s text:c="2"/>constant program : t_prog_mem := (</text:p>
      <text:p text:style-name="P2"><text:s text:c="4"/>x"10010000",</text:p>
      <text:p text:style-name="P2"><text:s text:c="4"/>x"10020000",</text:p>
      <text:p text:style-name="P2"><text:s text:c="4"/>x"10030000",</text:p>
      <text:p text:style-name="P2"><text:s text:c="4"/>x"90050100",</text:p>
      <text:p text:style-name="P2"><text:s text:c="4"/>x"11260000",</text:p>
      <text:p text:style-name="P2"><text:s text:c="4"/>x"b5600000",</text:p>
      <text:p text:style-name="P2"><text:s text:c="4"/>x"95050001",</text:p>
      <text:p text:style-name="P2"><text:s text:c="4"/>x"9f0f0010",</text:p>
      <text:p text:style-name="P2"><text:s text:c="4"/>x"90090100",</text:p>
      <text:p text:style-name="P2"><text:s text:c="4"/>x"d0000011",</text:p>
      <text:p text:style-name="P2"><text:s text:c="4"/>x"00000000",</text:p>
      <text:p text:style-name="P2"><text:s text:c="4"/></text:p>
      <text:p text:style-name="P2"><text:s text:c="4"/>x"91010001",</text:p>
      <text:p text:style-name="P2"><text:s text:c="4"/>x"e1f00018",</text:p>
      <text:p text:style-name="P2"><text:s text:c="4"/>x"10020000",</text:p>
      <text:p text:style-name="P2"><text:s text:c="4"/>x"11260000",</text:p>
      <text:p text:style-name="P2"><text:s text:c="4"/>x"b5600000",</text:p>
      <text:p text:style-name="P2"><text:s text:c="4"/>x"95050001",</text:p>
      <text:p text:style-name="P2"><text:s text:c="4"/></text:p>
      <text:p text:style-name="P2"><text:s text:c="4"/>x"00000000",</text:p>
      <text:p text:style-name="P2"><text:s text:c="4"/>x"92020001",</text:p>
      <text:p text:style-name="P2"><text:s text:c="4"/>x"e2f0000a",</text:p>
      <text:p text:style-name="P2"><text:s text:c="4"/>x"11260000",</text:p>
      <text:p text:style-name="P2"><text:s text:c="4"/>x"b5600000",</text:p>
      <text:p text:style-name="P2"><text:s text:c="4"/>x"95050001",</text:p>
      <text:p text:style-name="P2"><text:s text:c="4"/>x"d0000011",</text:p>
      <text:p text:style-name="P2"><text:s text:c="4"/></text:p>
      <text:p text:style-name="P2"><text:s text:c="4"/>x"00000000",</text:p>
      <text:p text:style-name="P2"><text:s text:c="4"/>x"10070000",</text:p>
      <text:p text:style-name="P2"><text:s text:c="4"/>x"90050100",</text:p>
      <text:p text:style-name="P2"><text:s text:c="4"/>x"a5020000",</text:p>
      <text:p text:style-name="P2"><text:s text:c="4"/>x"90080003",</text:p>
      <text:p text:style-name="P2"><text:s text:c="4"/>x"42840000",</text:p>
      <text:p text:style-name="P2"><text:s text:c="4"/>x"e4000027",</text:p>
      <text:p text:style-name="P2"><text:s text:c="4"/></text:p>
      <text:p text:style-name="P2"><text:s text:c="4"/>x"00000000",</text:p>
      <text:p text:style-name="P2"><text:s text:c="4"/>x"93030001",</text:p>
      <text:p text:style-name="P2"><text:s text:c="4"/>x"e390002A",</text:p>
      <text:p text:style-name="P2"><text:s text:c="4"/>x"95050001",</text:p>
      <text:p text:style-name="P2"><text:s text:c="4"/>x"a5020000",</text:p>
      <text:p text:style-name="P2"><text:s text:c="4"/>x"42840000",</text:p>
      <text:p text:style-name="P2"><text:s text:c="4"/>x"e4000027",</text:p>
      <text:p text:style-name="P2"><text:s text:c="4"/>x"d000001e",</text:p>
      <text:p text:style-name="P2"><text:s text:c="4"/></text:p>
      <text:p text:style-name="P2"><text:s text:c="4"/>x"00000000",</text:p>
      <text:p text:style-name="P2"><text:s text:c="4"/>x"17270000",</text:p>
      <text:p text:style-name="P2"><text:s text:c="4"/>x"d000001F",</text:p>
      <text:p text:style-name="P2"><text:s text:c="4"/></text:p>
      <text:p text:style-name="P2"><text:s text:c="4"/>x"00000000",</text:p>
      <text:p text:style-name="P2"><text:s text:c="4"/>x"c7000000",</text:p>
      <text:p text:style-name="P2"><text:s text:c="4"/>x"f0000000",</text:p>
      <text:p text:style-name="P2"><text:s text:c="4"/>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oft-page-break/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s text:c="4"/>x"00000000",</text:p>
      <text:p text:style-name="P2"><text:tab/> x"00000000"</text:p>
      <text:p text:style-name="P2"><text:s text:c="2"/>);</text:p>
      <text:p text:style-name="P2"/>
      <text:p text:style-name="P2"/>
      <text:p text:style-name="P2"><text:s text:c="2"/>function BV2INT7(S: reg7) return integer is</text:p>
      <text:p text:style-name="P2"><text:s text:c="4"/>variable result: integer;</text:p>
      <text:p text:style-name="P2"><text:s text:c="2"/>begin</text:p>
      <text:p text:style-name="P2"><text:s text:c="4"/>for i in S'range loop</text:p>
      <text:p text:style-name="P2"><text:s text:c="6"/>result := result * 2;</text:p>
      <text:p text:style-name="P2"><text:s text:c="6"/>if S(i) = '1' then</text:p>
      <text:p text:style-name="P2"><text:s text:c="8"/>result := result + 1;</text:p>
      <text:p text:style-name="P2"><text:s text:c="6"/>end if;</text:p>
      <text:p text:style-name="P2"><text:s text:c="4"/>end loop;</text:p>
      <text:p text:style-name="P2"><text:s text:c="4"/>return result;</text:p>
      <text:p text:style-name="P2"><text:s text:c="2"/>end BV2INT7;</text:p>
      <text:p text:style-name="P2"><text:s text:c="2"/></text:p>
      <text:p text:style-name="P2">end mem_prog;</text:p>
      <text:p text:style-name="P2"/>
      <text:p text:style-name="P2">-- nao altere esta arquitetura</text:p>
      <text:p text:style-name="P2">architecture tabela of mem_prog is</text:p>
      <text:p text:style-name="P2">begin <text:s/>-- tabela</text:p>
      <text:p text:style-name="P2"/>
      <text:p text:style-name="P2"><text:s text:c="2"/>instr &lt;= program( BV2INT7(ender) );</text:p>
      <text:p text:style-name="P2"/>
      <text:p text:style-name="P2">end tabela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0:46:13.406846068</meta:creation-date>
    <dc:date>2019-06-18T14:59:59.803156199</dc:date>
    <meta:editing-duration>PT3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65" meta:word-count="240" meta:character-count="2897" meta:non-whitespace-character-count="2204"/>
  </office:meta>
</office:document-meta>
</file>